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72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8689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ccccc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color="#cccccc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grid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6" table:default-cell-style-name="ce4"/>
        <table:table-column table:style-name="co7" table:default-cell-style-name="ce5"/>
        <table:table-column table:style-name="co8" table:default-cell-style-name="ce4"/>
        <table:table-column table:style-name="co9" table:number-columns-repeated="1015" table:default-cell-style-name="ce4"/>
        <table:table-row table:style-name="ro1">
          <table:table-cell table:style-name="ce1" office:value-type="string" calcext:value-type="string">
            <text:p>entry volume %</text:p>
          </table:table-cell>
          <table:table-cell table:style-name="ce11" office:value-type="float" office:value="10" calcext:value-type="float">
            <text:p>1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ize %</text:p>
          </table:table-cell>
          <table:table-cell table:style-name="ce11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cale</text:p>
          </table:table-cell>
          <table:table-cell table:style-name="ce11" office:value-type="float" office:value="50" calcext:value-type="float">
            <text:p>5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lumeScale</text:p>
          </table:table-cell>
          <table:table-cell table:style-name="ce11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d volume %</text:p>
          </table:table-cell>
          <table:table-cell table:style-name="ce11" office:value-type="float" office:value="13.232" calcext:value-type="float">
            <text:p>13.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# grid</text:p>
          </table:table-cell>
          <table:table-cell table:style-name="ce6" office:value-type="string" calcext:value-type="string">
            <text:p>stepScale</text:p>
          </table:table-cell>
          <table:table-cell table:style-name="ce6" office:value-type="string" calcext:value-type="string">
            <text:p>stepSize %</text:p>
          </table:table-cell>
          <table:table-cell table:style-name="ce6" office:value-type="string" calcext:value-type="string">
            <text:p>stepSize acc %</text:p>
          </table:table-cell>
          <table:table-cell table:style-name="ce6" office:value-type="string" calcext:value-type="string">
            <text:p>volumeScale</text:p>
          </table:table-cell>
          <table:table-cell table:style-name="ce6" office:value-type="string" calcext:value-type="string">
            <text:p>volume %</text:p>
          </table:table-cell>
          <table:table-cell table:style-name="ce6" office:value-type="string" calcext:value-type="string">
            <text:p>volume acc %</text:p>
          </table:table-cell>
          <table:table-cell table:style-name="ce6" office:value-type="string" calcext:value-type="string">
            <text:p>total volume %</text:p>
          </table:table-cell>
          <table:table-cell table:number-columns-repeated="101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1" table:formula="of:=POWER((1+[.$B$3]/100);[.A8])" office:value-type="float" office:value="1" calcext:value-type="float">
            <text:p>1.00</text:p>
          </table:table-cell>
          <table:table-cell table:style-name="ce11" table:formula="of:=[.$B$2]*[.B8]" office:value-type="float" office:value="0.3" calcext:value-type="float">
            <text:p>0.30</text:p>
          </table:table-cell>
          <table:table-cell table:style-name="ce11" table:formula="of:=[.C8]" office:value-type="float" office:value="0.3" calcext:value-type="float">
            <text:p>0.30</text:p>
          </table:table-cell>
          <table:table-cell table:style-name="ce11" table:formula="of:=POWER((1+[.$B$4]/100);[.A8])" office:value-type="float" office:value="1" calcext:value-type="float">
            <text:p>1.00</text:p>
          </table:table-cell>
          <table:table-cell table:style-name="ce11" table:formula="of:=[.$B$5]*[.E8]" office:value-type="float" office:value="13.232" calcext:value-type="float">
            <text:p>13.23</text:p>
          </table:table-cell>
          <table:table-cell table:style-name="ce14" table:formula="of:=[.F8]" office:value-type="float" office:value="13.232" calcext:value-type="float">
            <text:p>13.23</text:p>
          </table:table-cell>
          <table:table-cell table:style-name="ce11" table:formula="of:=[.G8]+[.$B$1]" office:value-type="float" office:value="23.232" calcext:value-type="float">
            <text:p>23.23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1" table:formula="of:=POWER((1+[.$B$3]/100);[.A9])" office:value-type="float" office:value="1.5" calcext:value-type="float">
            <text:p>1.50</text:p>
          </table:table-cell>
          <table:table-cell table:style-name="ce11" table:formula="of:=[.$B$2]*[.B9]" office:value-type="float" office:value="0.45" calcext:value-type="float">
            <text:p>0.45</text:p>
          </table:table-cell>
          <table:table-cell table:style-name="ce11" table:formula="of:=[.C9]+[.D8]" office:value-type="float" office:value="0.75" calcext:value-type="float">
            <text:p>0.75</text:p>
          </table:table-cell>
          <table:table-cell table:style-name="ce11" table:formula="of:=POWER((1+[.$B$4]/100);[.A9])" office:value-type="float" office:value="1.05" calcext:value-type="float">
            <text:p>1.05</text:p>
          </table:table-cell>
          <table:table-cell table:style-name="ce11" table:formula="of:=[.$B$5]*[.E9]" office:value-type="float" office:value="13.8936" calcext:value-type="float">
            <text:p>13.89</text:p>
          </table:table-cell>
          <table:table-cell table:style-name="ce14" table:formula="of:=[.F9]+[.G8]" office:value-type="float" office:value="27.1256" calcext:value-type="float">
            <text:p>27.13</text:p>
          </table:table-cell>
          <table:table-cell table:style-name="ce11" table:formula="of:=[.G9]+[.$B$1]" office:value-type="float" office:value="37.1256" calcext:value-type="float">
            <text:p>37.13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table:formula="of:=POWER((1+[.$B$3]/100);[.A10])" office:value-type="float" office:value="2.25" calcext:value-type="float">
            <text:p>2.25</text:p>
          </table:table-cell>
          <table:table-cell table:style-name="ce11" table:formula="of:=[.$B$2]*[.B10]" office:value-type="float" office:value="0.675" calcext:value-type="float">
            <text:p>0.68</text:p>
          </table:table-cell>
          <table:table-cell table:style-name="ce11" table:formula="of:=[.C10]+[.D9]" office:value-type="float" office:value="1.425" calcext:value-type="float">
            <text:p>1.43</text:p>
          </table:table-cell>
          <table:table-cell table:style-name="ce11" table:formula="of:=POWER((1+[.$B$4]/100);[.A10])" office:value-type="float" office:value="1.1025" calcext:value-type="float">
            <text:p>1.10</text:p>
          </table:table-cell>
          <table:table-cell table:style-name="ce11" table:formula="of:=[.$B$5]*[.E10]" office:value-type="float" office:value="14.58828" calcext:value-type="float">
            <text:p>14.59</text:p>
          </table:table-cell>
          <table:table-cell table:style-name="ce14" table:formula="of:=[.F10]+[.G9]" office:value-type="float" office:value="41.71388" calcext:value-type="float">
            <text:p>41.71</text:p>
          </table:table-cell>
          <table:table-cell table:style-name="ce11" table:formula="of:=[.G10]+[.$B$1]" office:value-type="float" office:value="51.71388" calcext:value-type="float">
            <text:p>51.71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1" table:formula="of:=POWER((1+[.$B$3]/100);[.A11])" office:value-type="float" office:value="3.375" calcext:value-type="float">
            <text:p>3.38</text:p>
          </table:table-cell>
          <table:table-cell table:style-name="ce11" table:formula="of:=[.$B$2]*[.B11]" office:value-type="float" office:value="1.0125" calcext:value-type="float">
            <text:p>1.01</text:p>
          </table:table-cell>
          <table:table-cell table:style-name="ce11" table:formula="of:=[.C11]+[.D10]" office:value-type="float" office:value="2.4375" calcext:value-type="float">
            <text:p>2.44</text:p>
          </table:table-cell>
          <table:table-cell table:style-name="ce11" table:formula="of:=POWER((1+[.$B$4]/100);[.A11])" office:value-type="float" office:value="1.157625" calcext:value-type="float">
            <text:p>1.16</text:p>
          </table:table-cell>
          <table:table-cell table:style-name="ce11" table:formula="of:=[.$B$5]*[.E11]" office:value-type="float" office:value="15.317694" calcext:value-type="float">
            <text:p>15.32</text:p>
          </table:table-cell>
          <table:table-cell table:style-name="ce14" table:formula="of:=[.F11]+[.G10]" office:value-type="float" office:value="57.031574" calcext:value-type="float">
            <text:p>57.03</text:p>
          </table:table-cell>
          <table:table-cell table:style-name="ce11" table:formula="of:=[.G11]+[.$B$1]" office:value-type="float" office:value="67.031574" calcext:value-type="float">
            <text:p>67.03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table:formula="of:=POWER((1+[.$B$3]/100);[.A12])" office:value-type="float" office:value="5.0625" calcext:value-type="float">
            <text:p>5.06</text:p>
          </table:table-cell>
          <table:table-cell table:style-name="ce11" table:formula="of:=[.$B$2]*[.B12]" office:value-type="float" office:value="1.51875" calcext:value-type="float">
            <text:p>1.52</text:p>
          </table:table-cell>
          <table:table-cell table:style-name="ce11" table:formula="of:=[.C12]+[.D11]" office:value-type="float" office:value="3.95625" calcext:value-type="float">
            <text:p>3.96</text:p>
          </table:table-cell>
          <table:table-cell table:style-name="ce11" table:formula="of:=POWER((1+[.$B$4]/100);[.A12])" office:value-type="float" office:value="1.21550625" calcext:value-type="float">
            <text:p>1.22</text:p>
          </table:table-cell>
          <table:table-cell table:style-name="ce11" table:formula="of:=[.$B$5]*[.E12]" office:value-type="float" office:value="16.0835787" calcext:value-type="float">
            <text:p>16.08</text:p>
          </table:table-cell>
          <table:table-cell table:style-name="ce14" table:formula="of:=[.F12]+[.G11]" office:value-type="float" office:value="73.1151527" calcext:value-type="float">
            <text:p>73.12</text:p>
          </table:table-cell>
          <table:table-cell table:style-name="ce11" table:formula="of:=[.G12]+[.$B$1]" office:value-type="float" office:value="83.1151527" calcext:value-type="float">
            <text:p>83.12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1" table:formula="of:=POWER((1+[.$B$3]/100);[.A13])" office:value-type="float" office:value="7.59375" calcext:value-type="float">
            <text:p>7.59</text:p>
          </table:table-cell>
          <table:table-cell table:style-name="ce11" table:formula="of:=[.$B$2]*[.B13]" office:value-type="float" office:value="2.278125" calcext:value-type="float">
            <text:p>2.28</text:p>
          </table:table-cell>
          <table:table-cell table:style-name="ce11" table:formula="of:=[.C13]+[.D12]" office:value-type="float" office:value="6.234375" calcext:value-type="float">
            <text:p>6.23</text:p>
          </table:table-cell>
          <table:table-cell table:style-name="ce11" table:formula="of:=POWER((1+[.$B$4]/100);[.A13])" office:value-type="float" office:value="1.2762815625" calcext:value-type="float">
            <text:p>1.28</text:p>
          </table:table-cell>
          <table:table-cell table:style-name="ce11" table:formula="of:=[.$B$5]*[.E13]" office:value-type="float" office:value="16.887757635" calcext:value-type="float">
            <text:p>16.89</text:p>
          </table:table-cell>
          <table:table-cell table:style-name="ce14" table:formula="of:=[.F13]+[.G12]" office:value-type="float" office:value="90.002910335" calcext:value-type="float">
            <text:p>90.00</text:p>
          </table:table-cell>
          <table:table-cell table:style-name="ce11" table:formula="of:=[.G13]+[.$B$1]" office:value-type="float" office:value="100.00291033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3" table:formula="of:=POWER((1+[.$B$3]/100);[.A14])" office:value-type="float" office:value="11.390625" calcext:value-type="float">
            <text:p>11.39</text:p>
          </table:table-cell>
          <table:table-cell table:style-name="ce13" table:formula="of:=[.$B$2]*[.B14]" office:value-type="float" office:value="3.4171875" calcext:value-type="float">
            <text:p>3.42</text:p>
          </table:table-cell>
          <table:table-cell table:style-name="ce13" table:formula="of:=[.C14]+[.D13]" office:value-type="float" office:value="9.6515625" calcext:value-type="float">
            <text:p>9.65</text:p>
          </table:table-cell>
          <table:table-cell table:style-name="ce13" table:formula="of:=POWER((1+[.$B$4]/100);[.A14])" office:value-type="float" office:value="1.340095640625" calcext:value-type="float">
            <text:p>1.34</text:p>
          </table:table-cell>
          <table:table-cell table:style-name="ce13" table:formula="of:=[.$B$5]*[.E14]" office:value-type="float" office:value="17.73214551675" calcext:value-type="float">
            <text:p>17.73</text:p>
          </table:table-cell>
          <table:table-cell table:style-name="ce15" table:formula="of:=[.F14]+[.G13]" office:value-type="float" office:value="107.73505585175" calcext:value-type="float">
            <text:p>107.74</text:p>
          </table:table-cell>
          <table:table-cell table:style-name="ce13" table:formula="of:=[.G14]+[.$B$1]" office:value-type="float" office:value="117.73505585175" calcext:value-type="float">
            <text:p>117.74</text:p>
          </table:table-cell>
          <table:table-cell table:number-columns-repeated="1016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3" table:formula="of:=POWER((1+[.$B$3]/100);[.A15])" office:value-type="float" office:value="17.0859375" calcext:value-type="float">
            <text:p>17.09</text:p>
          </table:table-cell>
          <table:table-cell table:style-name="ce13" table:formula="of:=[.$B$2]*[.B15]" office:value-type="float" office:value="5.12578125" calcext:value-type="float">
            <text:p>5.13</text:p>
          </table:table-cell>
          <table:table-cell table:style-name="ce13" table:formula="of:=[.C15]+[.D14]" office:value-type="float" office:value="14.77734375" calcext:value-type="float">
            <text:p>14.78</text:p>
          </table:table-cell>
          <table:table-cell table:style-name="ce13" table:formula="of:=POWER((1+[.$B$4]/100);[.A15])" office:value-type="float" office:value="1.40710042265625" calcext:value-type="float">
            <text:p>1.41</text:p>
          </table:table-cell>
          <table:table-cell table:style-name="ce13" table:formula="of:=[.$B$5]*[.E15]" office:value-type="float" office:value="18.6187527925875" calcext:value-type="float">
            <text:p>18.62</text:p>
          </table:table-cell>
          <table:table-cell table:style-name="ce15" table:formula="of:=[.F15]+[.G14]" office:value-type="float" office:value="126.353808644338" calcext:value-type="float">
            <text:p>126.35</text:p>
          </table:table-cell>
          <table:table-cell table:style-name="ce13" table:formula="of:=[.G15]+[.$B$1]" office:value-type="float" office:value="136.353808644338" calcext:value-type="float">
            <text:p>136.35</text:p>
          </table:table-cell>
          <table:table-cell table:number-columns-repeated="1016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3" table:formula="of:=POWER((1+[.$B$3]/100);[.A16])" office:value-type="float" office:value="25.62890625" calcext:value-type="float">
            <text:p>25.63</text:p>
          </table:table-cell>
          <table:table-cell table:style-name="ce13" table:formula="of:=[.$B$2]*[.B16]" office:value-type="float" office:value="7.688671875" calcext:value-type="float">
            <text:p>7.69</text:p>
          </table:table-cell>
          <table:table-cell table:style-name="ce13" table:formula="of:=[.C16]+[.D15]" office:value-type="float" office:value="22.466015625" calcext:value-type="float">
            <text:p>22.47</text:p>
          </table:table-cell>
          <table:table-cell table:style-name="ce13" table:formula="of:=POWER((1+[.$B$4]/100);[.A16])" office:value-type="float" office:value="1.47745544378906" calcext:value-type="float">
            <text:p>1.48</text:p>
          </table:table-cell>
          <table:table-cell table:style-name="ce13" table:formula="of:=[.$B$5]*[.E16]" office:value-type="float" office:value="19.5496904322169" calcext:value-type="float">
            <text:p>19.55</text:p>
          </table:table-cell>
          <table:table-cell table:style-name="ce15" table:formula="of:=[.F16]+[.G15]" office:value-type="float" office:value="145.903499076554" calcext:value-type="float">
            <text:p>145.90</text:p>
          </table:table-cell>
          <table:table-cell table:style-name="ce13" table:formula="of:=[.G16]+[.$B$1]" office:value-type="float" office:value="155.903499076554" calcext:value-type="float">
            <text:p>155.90</text:p>
          </table:table-cell>
          <table:table-cell table:number-columns-repeated="1016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3" table:formula="of:=POWER((1+[.$B$3]/100);[.A17])" office:value-type="float" office:value="38.443359375" calcext:value-type="float">
            <text:p>38.44</text:p>
          </table:table-cell>
          <table:table-cell table:style-name="ce13" table:formula="of:=[.$B$2]*[.B17]" office:value-type="float" office:value="11.5330078125" calcext:value-type="float">
            <text:p>11.53</text:p>
          </table:table-cell>
          <table:table-cell table:style-name="ce13" table:formula="of:=[.C17]+[.D16]" office:value-type="float" office:value="33.9990234375" calcext:value-type="float">
            <text:p>34.00</text:p>
          </table:table-cell>
          <table:table-cell table:style-name="ce13" table:formula="of:=POWER((1+[.$B$4]/100);[.A17])" office:value-type="float" office:value="1.55132821597852" calcext:value-type="float">
            <text:p>1.55</text:p>
          </table:table-cell>
          <table:table-cell table:style-name="ce13" table:formula="of:=[.$B$5]*[.E17]" office:value-type="float" office:value="20.5271749538277" calcext:value-type="float">
            <text:p>20.53</text:p>
          </table:table-cell>
          <table:table-cell table:style-name="ce15" table:formula="of:=[.F17]+[.G16]" office:value-type="float" office:value="166.430674030382" calcext:value-type="float">
            <text:p>166.43</text:p>
          </table:table-cell>
          <table:table-cell table:style-name="ce13" table:formula="of:=[.G17]+[.$B$1]" office:value-type="float" office:value="176.430674030382" calcext:value-type="float">
            <text:p>176.43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07:47:22.689274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2:07:12.984699311</meta:creation-date>
    <dc:date>2021-11-01T07:51:43.156024848</dc:date>
    <meta:editing-duration>PT1H16M46S</meta:editing-duration>
    <meta:editing-cycles>18</meta:editing-cycles>
    <meta:generator>LibreOffice/7.1.5.2$Linux_X86_64 LibreOffice_project/10$Build-2</meta:generator>
    <meta:document-statistic meta:table-count="1" meta:cell-count="98" meta:object-count="0"/>
  </office:meta>
</office:document-meta>
</file>